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f544c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f544c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f544c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f544c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f544c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f544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f544c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f544c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f544c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f544c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f544c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f544c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f544c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f544c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f544c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f544c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f544c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Julian Said Bolivar Aparici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9/3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774784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Addel Said Bolivar Dionicie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376939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56.96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5" meta:non-whitespace-character-count="998"/>
    <meta:template xlink:type="simple" xlink:actuate="onRequest" xlink:title="Normal" xlink:href=""/>
  </office:meta>
</office:document-meta>
</file>